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co1" style:family="table-column">
      <style:table-column-properties fo:break-before="auto" style:column-width="12.534cm"/>
    </style:style>
    <style:style style:name="co2" style:family="table-column">
      <style:table-column-properties fo:break-before="auto" style:column-width="13.025cm"/>
    </style:style>
    <style:style style:name="co3" style:family="table-column">
      <style:table-column-properties fo:break-before="auto" style:column-width="3.549cm"/>
    </style:style>
    <style:style style:name="co4" style:family="table-column">
      <style:table-column-properties fo:break-before="auto" style:column-width="3.44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3.75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7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date-style style:name="N72" number:automatic-order="tru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 style:data-style-name="N72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70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ce4"/>
        <table:table-row table:style-name="ro1">
          <table:table-cell table:style-name="ce1" office:value-type="string" calcext:value-type="string">
            <text:p>Feature</text:p>
          </table:table-cell>
          <table:table-cell table:style-name="ce1" office:value-type="string" calcext:value-type="string">
            <text:p>Task</text:p>
          </table:table-cell>
          <table:table-cell table:style-name="ce1" office:value-type="string" calcext:value-type="string">
            <text:p>Original Estimative</text:p>
          </table:table-cell>
          <table:table-cell table:style-name="ce1" office:value-type="string" calcext:value-type="string">
            <text:p>Current Estimative</text:p>
          </table:table-cell>
          <table:table-cell table:style-name="ce1" office:value-type="string" calcext:value-type="string">
            <text:p>Spent</text:p>
          </table:table-cell>
          <table:table-cell table:style-name="ce1" office:value-type="string" calcext:value-type="string">
            <text:p>Remaining</text:p>
          </table:table-cell>
          <table:table-cell table:style-name="ce1"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Structs support</text:p>
          </table:table-cell>
          <table:table-cell office:value-type="string" calcext:value-type="string">
            <text:p>Decide syntax for writting to member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2]-[.E2]" office:value-type="float" office:value="0" calcext:value-type="float">
            <text:p>0</text:p>
          </table:table-cell>
          <table:table-cell table:style-name="ce2" office:value-type="date" office:date-value="2022-06-24T01:25:00" calcext:value-type="date">
            <text:p>24/06/2022 01:25</text:p>
          </table:table-cell>
        </table:table-row>
        <table:table-row table:style-name="ro1">
          <table:table-cell office:value-type="string" calcext:value-type="string">
            <text:p>Structs support</text:p>
          </table:table-cell>
          <table:table-cell office:value-type="string" calcext:value-type="string">
            <text:p>Decide syntax for reading from memb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3]-[.E3]" office:value-type="float" office:value="0" calcext:value-type="float">
            <text:p>0</text:p>
          </table:table-cell>
          <table:table-cell table:style-name="ce2" office:value-type="date" office:date-value="2022-06-24T01:25:00" calcext:value-type="date">
            <text:p>24/06/2022 01:25</text:p>
          </table:table-cell>
        </table:table-row>
        <table:table-row table:style-name="ro1">
          <table:table-cell office:value-type="string" calcext:value-type="string">
            <text:p>Structs: Add type validation for writting to member</text:p>
          </table:table-cell>
          <table:table-cell office:value-type="string" calcext:value-type="string">
            <text:p>Decide value type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D4]-[.E4]" office:value-type="float" office:value="0" calcext:value-type="float">
            <text:p>0</text:p>
          </table:table-cell>
          <table:table-cell table:style-name="ce3" office:value-type="date" office:date-value="2022-06-24T03:25:00" calcext:value-type="date">
            <text:p>24/06/22 03:25</text:p>
          </table:table-cell>
        </table:table-row>
        <table:table-row table:style-name="ro1">
          <table:table-cell office:value-type="string" calcext:value-type="string">
            <text:p>Structs: Add type validation for writting to member</text:p>
          </table:table-cell>
          <table:table-cell office:value-type="string" calcext:value-type="string">
            <text:p>Decide member typ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5]-[.E5]" office:value-type="float" office:value="0" calcext:value-type="float">
            <text:p>0</text:p>
          </table:table-cell>
          <table:table-cell table:style-name="ce3" office:value-type="date" office:date-value="2022-06-24T03:25:00" calcext:value-type="date">
            <text:p>24/06/22 03:25</text:p>
          </table:table-cell>
        </table:table-row>
        <table:table-row table:style-name="ro1">
          <table:table-cell office:value-type="string" calcext:value-type="string">
            <text:p>Structs: Add type validation for writting to member</text:p>
          </table:table-cell>
          <table:table-cell office:value-type="string" calcext:value-type="string">
            <text:p>Check for match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6]-[.E6]" office:value-type="float" office:value="0" calcext:value-type="float">
            <text:p>0</text:p>
          </table:table-cell>
          <table:table-cell table:style-name="ce3" office:value-type="date" office:date-value="2022-06-24T03:25:00" calcext:value-type="date">
            <text:p>24/06/22 03:25</text:p>
          </table:table-cell>
        </table:table-row>
        <table:table-row table:style-name="ro1">
          <table:table-cell office:value-type="string" calcext:value-type="string">
            <text:p>Structs: Add type validation for writting to member</text:p>
          </table:table-cell>
          <table:table-cell office:value-type="string" calcext:value-type="string">
            <text:p>Decide back-end functions to base struct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D7]-[.E7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tructs: Add type validation for writting to member</text:p>
          </table:table-cell>
          <table:table-cell office:value-type="string" calcext:value-type="string">
            <text:p>Rewrite __set__ to return back-end functions calling when writting to membe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D8]-[.E8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Debugging</text:p>
          </table:table-cell>
          <table:table-cell/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D9]-[.E9]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Buffer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0]-[.E10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Structs: Add type validation for reading from member and setting to a variable</text:p>
          </table:table-cell>
          <table:table-cell office:value-type="string" calcext:value-type="string">
            <text:p>Decide member typ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D11]-[.E11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tructs: Add type validation for reading from member and setting to a variable</text:p>
          </table:table-cell>
          <table:table-cell office:value-type="string" calcext:value-type="string">
            <text:p>Decide name type (mut variables)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12]-[.E1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tructs: Add type validation for reading from member and setting to a variable</text:p>
          </table:table-cell>
          <table:table-cell office:value-type="string" calcext:value-type="string">
            <text:p>Check for match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13]-[.E1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tructs: Add type validation for reading from member and setting to a variable</text:p>
          </table:table-cell>
          <table:table-cell office:value-type="string" calcext:value-type="string">
            <text:p>Rewrite __eval__ to return back-end functions calling when reading from membe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D14]-[.E14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Debugging</text:p>
          </table:table-cell>
          <table:table-cell/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D15]-[.E15]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Buffer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6]-[.E16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Structs: Initialization</text:p>
          </table:table-cell>
          <table:table-cell office:value-type="string" calcext:value-type="string">
            <text:p>Decide structs initialization syntax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D17]-[.E17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tructs: Initialization</text:p>
          </table:table-cell>
          <table:table-cell office:value-type="string" calcext:value-type="string">
            <text:p>Check if all members were set (optional values won’t exist for now)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D18]-[.E18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tructs: Initialization</text:p>
          </table:table-cell>
          <table:table-cell office:value-type="string" calcext:value-type="string">
            <text:p>Check for match between members and values types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9]-[.E19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Debugging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D20]-[.E20]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Buffer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D21]-[.E21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Pointers support</text:p>
          </table:table-cell>
          <table:table-cell office:value-type="string" calcext:value-type="string">
            <text:p>Decide syntax for writting to point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D22]-[.E22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ointers support</text:p>
          </table:table-cell>
          <table:table-cell office:value-type="string" calcext:value-type="string">
            <text:p>Decide syntax for reading from point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D23]-[.E23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ointers support</text:p>
          </table:table-cell>
          <table:table-cell office:value-type="string" calcext:value-type="string">
            <text:p>Decide syntax to get pointer of variabl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D24]-[.E24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ointers support</text:p>
          </table:table-cell>
          <table:table-cell office:value-type="string" calcext:value-type="string">
            <text:p>Decide back-end function to read from point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D25]-[.E25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ointers support</text:p>
          </table:table-cell>
          <table:table-cell office:value-type="string" calcext:value-type="string">
            <text:p>Decide back-end function to write to point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D26]-[.E26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ebugging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27]-[.E27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Buffer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D28]-[.E28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Unsafe blocks</text:p>
          </table:table-cell>
          <table:table-cell office:value-type="string" calcext:value-type="string">
            <text:p>Decide how unsafe will be implemented (switches on functions maybe?)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29]-[.E29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Unsafe blocks</text:p>
          </table:table-cell>
          <table:table-cell office:value-type="string" calcext:value-type="string">
            <text:p>Implement unsafe function/internal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30]-[.E30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Debugging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D31]-[.E31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Buffer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D32]-[.E32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Unbounded Polymorphism</text:p>
          </table:table-cell>
          <table:table-cell office:value-type="string" calcext:value-type="string">
            <text:p>Plan it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D33]-[.E33]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Unbounded Polymorphism</text:p>
          </table:table-cell>
          <table:table-cell office:value-type="string" calcext:value-type="string">
            <text:p>Implement unbound polymorphism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D34]-[.E34]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Debugging</text:p>
          </table:table-cell>
          <table:table-cell/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D35]-[.E35]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Buffer</text:p>
          </table:table-cell>
          <table:table-cell/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D36]-[.E36]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Pointers support</text:p>
          </table:table-cell>
          <table:table-cell office:value-type="string" calcext:value-type="string">
            <text:p>Write function/internal for writting to pointer (inside unsafe)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D37]-[.E37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ointers support</text:p>
          </table:table-cell>
          <table:table-cell office:value-type="string" calcext:value-type="string">
            <text:p>Write function/internal for reading from pointer (inside unsafe)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D38]-[.E38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ointers support: Arithmetic</text:p>
          </table:table-cell>
          <table:table-cell office:value-type="string" calcext:value-type="string">
            <text:p>Write function to add to a pointe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D39]-[.E39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Debugging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40]-[.E40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Buffer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41]-[.E41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Name validation</text:p>
          </table:table-cell>
          <table:table-cell office:value-type="string" calcext:value-type="string">
            <text:p>Mut/const check at name sett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D42]-[.E42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ame validation</text:p>
          </table:table-cell>
          <table:table-cell office:value-type="string" calcext:value-type="string">
            <text:p>Check for setting const uppon mut variable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D43]-[.E43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Debugging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D44]-[.E44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Buffer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D45]-[.E45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et support</text:p>
          </table:table-cell>
          <table:table-cell office:value-type="string" calcext:value-type="string">
            <text:p>Plan ret (are we going to “exit” and “goto”?)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D46]-[.E46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ret support</text:p>
          </table:table-cell>
          <table:table-cell office:value-type="string" calcext:value-type="string">
            <text:p>Add ret function/intern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D47]-[.E47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et support</text:p>
          </table:table-cell>
          <table:table-cell office:value-type="string" calcext:value-type="string">
            <text:p>Get return value typ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D48]-[.E48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ret support</text:p>
          </table:table-cell>
          <table:table-cell office:value-type="string" calcext:value-type="string">
            <text:p>Check for match between return value type and function typ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D49]-[.E49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Debugging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50]-[.E50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Buffer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D51]-[.E51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Hexadecimal numbers</text:p>
          </table:table-cell>
          <table:table-cell office:value-type="string" calcext:value-type="string">
            <text:p>Add syntax extension for hexadecimal number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D52]-[.E52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Octal numbers</text:p>
          </table:table-cell>
          <table:table-cell office:value-type="string" calcext:value-type="string">
            <text:p>Add syntax extension for octal number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D53]-[.E53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Binary numbers</text:p>
          </table:table-cell>
          <table:table-cell office:value-type="string" calcext:value-type="string">
            <text:p>Add syntax extension for binary number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D54]-[.E54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Debugging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D55]-[.E55]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Buffer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56]-[.E56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Unlispyfication</text:p>
          </table:table-cell>
          <table:table-cell office:value-type="string" calcext:value-type="string">
            <text:p>Plan requisites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57]-[.E57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Unlispyfication</text:p>
          </table:table-cell>
          <table:table-cell office:value-type="string" calcext:value-type="string">
            <text:p>Add automatic parenthesis around lines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58]-[.E58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Unlispyfication</text:p>
          </table:table-cell>
          <table:table-cell office:value-type="string" calcext:value-type="string">
            <text:p>Add automatic parenthesis open at end of proper blocks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D59]-[.E59]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Debugging</text:p>
          </table:table-cell>
          <table:table-cell/>
          <table:table-cell table:number-columns-repeated="2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[.D60]-[.E60]"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Buffer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D61]-[.E61]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Write LLVM Back-End</text:p>
          </table:table-cell>
          <table:table-cell office:value-type="string" calcext:value-type="string">
            <text:p>Plan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62]-[.E62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Write LLVM Back-End</text:p>
          </table:table-cell>
          <table:table-cell office:value-type="string" calcext:value-type="string">
            <text:p>Change function returns to back-end palatable tree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D63]-[.E63]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Write LLVM Back-End</text:p>
          </table:table-cell>
          <table:table-cell office:value-type="string" calcext:value-type="string">
            <text:p>Add support for different tokens, internals and functions for our LISP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D64]-[.E64]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Debugging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D65]-[.E65]"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Buffer</text:p>
          </table:table-cell>
          <table:table-cell/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D66]-[.E66]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Write LLVM Back-End: Functions</text:p>
          </table:table-cell>
          <table:table-cell office:value-type="string" calcext:value-type="string">
            <text:p>Add function without arguments, without return typ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67]-[.E67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Write LLVM Back-End: Functions</text:p>
          </table:table-cell>
          <table:table-cell office:value-type="string" calcext:value-type="string">
            <text:p>Add function with arguments, without return typ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68]-[.E68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Write LLVM Back-End: Functions</text:p>
          </table:table-cell>
          <table:table-cell office:value-type="string" calcext:value-type="string">
            <text:p>Add function without arguments, with return typ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69]-[.E69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Write LLVM Back-End: Functions</text:p>
          </table:table-cell>
          <table:table-cell office:value-type="string" calcext:value-type="string">
            <text:p>Add function with arguments, with return typ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70]-[.E70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Debugging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D71]-[.E71]"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Buffer</text:p>
          </table:table-cell>
          <table:table-cell/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D72]-[.E72]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Write LLVM Back-End: Integers Addition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73]-[.E73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Debugging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74]-[.E74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Write LLVM Back-End: Integers Subtraction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75]-[.E75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Debugging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76]-[.E76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Write LLVM Back-End: Integers Multiplication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77]-[.E77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Debugging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78]-[.E78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Write LLVM Back-End: Division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79]-[.E79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Debugging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80]-[.E80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Write LLVM Back-End: Module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81]-[.E81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Debugging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82]-[.E82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Write LLVM Back-End: Remainer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83]-[.E83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Debugging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84]-[.E84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Write LLVM Back-End: Floats Addition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85]-[.E85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Debugging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86]-[.E86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Write LLVM Back-End: Floats Subtraction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87]-[.E87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Debugging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88]-[.E88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Write LLVM Back-End: Floats Multiplication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89]-[.E89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Debugging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90]-[.E90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Write LLVM Back-End: Integers == Comparison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91]-[.E91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Debugging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92]-[.E92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Write LLVM Back-End: Integers != Comparison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93]-[.E93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Debugging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94]-[.E94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Write LLVM Back-End: Integers &gt; Comparison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95]-[.E95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Debugging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96]-[.E96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Write LLVM Back-End: Integers &gt;= Comparison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97]-[.E97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Debugging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98]-[.E98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Write LLVM Back-End: Integers &lt; Comparison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99]-[.E99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Debugging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00]-[.E100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Write LLVM Back-End: Integers &lt;= Comparison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01]-[.E101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Debugging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02]-[.E102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Write LLVM Back-End: Floats == Comparison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03]-[.E103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Debugging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04]-[.E104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Write LLVM Back-End: Floats != Comparison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05]-[.E105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Debugging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06]-[.E106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Write LLVM Back-End: Floats &gt; Comparison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07]-[.E107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Debugging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08]-[.E108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Write LLVM Back-End: Floats &gt;= Comparison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09]-[.E109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Debugging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10]-[.E110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Write LLVM Back-End: Floats &lt; Comparison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11]-[.E111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Debugging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12]-[.E112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Write LLVM Back-End: Floats &lt;= Comparison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13]-[.E113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Debugging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14]-[.E114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Write LLVM Back-End: Bools == Comparison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15]-[.E115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Debugging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16]-[.E116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Write LLVM Back-End: Bools != Comparison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17]-[.E117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Debugging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18]-[.E118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Write LLVM Back-End: If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19]-[.E119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Debugging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20]-[.E120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Write LLVM Back-End: Tunning for amd64-linux</text:p>
          </table:table-cell>
          <table:table-cell/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Debugging</text:p>
          </table:table-cell>
          <table:table-cell/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Write LLVM Back-End: Print to stdout, stderr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Debugging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Write LLVM Back-End: Receive arguments from command line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Debugging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Manual memory management support</text:p>
          </table:table-cell>
          <table:table-cell office:value-type="string" calcext:value-type="string">
            <text:p>Planning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Manual memory management support</text:p>
          </table:table-cell>
          <table:table-cell office:value-type="string" calcext:value-type="string">
            <text:p>alloc function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Manual memory management support</text:p>
          </table:table-cell>
          <table:table-cell office:value-type="string" calcext:value-type="string">
            <text:p>alloc function back-en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Debugging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Manual memory management support</text:p>
          </table:table-cell>
          <table:table-cell office:value-type="string" calcext:value-type="string">
            <text:p>free function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Manual memory management support</text:p>
          </table:table-cell>
          <table:table-cell office:value-type="string" calcext:value-type="string">
            <text:p>free function back-en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Debugging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Meta-test Exceptions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Debugging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2"/>
          <table:table-cell table:formula="of:=SUM([.C2:.C135])" office:value-type="float" office:value="538" calcext:value-type="float">
            <text:p>538</text:p>
          </table:table-cell>
          <table:table-cell table:formula="of:=SUM([.D2:.D135])" office:value-type="float" office:value="531" calcext:value-type="float">
            <text:p>531</text:p>
          </table:table-cell>
          <table:table-cell table:formula="of:=SUM([.E2:.E135])" office:value-type="float" office:value="3" calcext:value-type="float">
            <text:p>3</text:p>
          </table:table-cell>
          <table:table-cell table:formula="of:=SUM([.F2:.F135])" office:value-type="float" office:value="528" calcext:value-type="float">
            <text:p>528</text:p>
          </table:table-cell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Roboto" svg:font-family="Roboto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Roboto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24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23T20:25:21.645558777</meta:creation-date>
    <dc:date>2023-06-24T03:36:23.150786809</dc:date>
    <meta:editing-duration>PT7H10M49S</meta:editing-duration>
    <meta:editing-cycles>24</meta:editing-cycles>
    <meta:generator>LibreOffice/7.5.4.2$Linux_X86_64 LibreOffice_project/50$Build-2</meta:generator>
    <meta:document-statistic meta:table-count="1" meta:cell-count="736" meta:object-count="0"/>
  </office:meta>
</office:document-meta>
</file>